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700000126B5817D0F.png" manifest:media-type="image/png"/>
  <manifest:file-entry manifest:full-path="Pictures/1000000100000317000001D56B80A1CE.png" manifest:media-type="image/png"/>
  <manifest:file-entry manifest:full-path="Pictures/1000000100000317000001DAEB6683BE.png" manifest:media-type="image/png"/>
  <manifest:file-entry manifest:full-path="Pictures/1000000100000317000001DA103CE39D.png" manifest:media-type="image/png"/>
  <manifest:file-entry manifest:full-path="Pictures/1000000100000317000001DA9DD87B96.png" manifest:media-type="image/png"/>
  <manifest:file-entry manifest:full-path="Pictures/1000000100000317000001493F29135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Inter" svg:font-family="Inter, OpenSans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f844" officeooo:paragraph-rsid="001ef844"/>
    </style:style>
    <style:style style:name="P2" style:family="paragraph" style:parent-style-name="Standard">
      <style:text-properties officeooo:rsid="0020ac17" officeooo:paragraph-rsid="0020ac17"/>
    </style:style>
    <style:style style:name="P3" style:family="paragraph" style:parent-style-name="Standard">
      <style:text-properties officeooo:paragraph-rsid="0020ac17"/>
    </style:style>
    <style:style style:name="T1" style:family="text">
      <style:text-properties officeooo:rsid="001ef8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GET </text:span></text:p>
      <text:p text:style-name="Standard"><draw:frame draw:style-name="fr1" draw:name="Image1" text:anchor-type="char" svg:x="0.0626in" svg:y="0.0752in" svg:width="6.6929in" svg:height="2.7835in" draw:z-index="0"><draw:image xlink:href="Pictures/1000000100000317000001493F291353.png" xlink:type="simple" xlink:show="embed" xlink:actuate="onLoad" draw:mime-type="image/png"/></draw:frame><text:s text:c="2"/></text:p>
      <text:p text:style-name="P2">GET</text:p>
      <text:p text:style-name="P3"><draw:frame draw:style-name="fr1" draw:name="Image6" text:anchor-type="char" svg:x="0in" svg:y="0.1689in" svg:width="6.6929in" svg:height="4.0102in" draw:z-index="5"><draw:image xlink:href="Pictures/1000000100000317000001DA103CE39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">POST</text:p>
      <text:p text:style-name="P1"><draw:frame draw:style-name="fr1" draw:name="Image2" text:anchor-type="char" svg:x="0in" svg:y="0.1311in" svg:width="6.6929in" svg:height="3.9681in" draw:z-index="1"><draw:image xlink:href="Pictures/1000000100000317000001D56B80A1CE.png" xlink:type="simple" xlink:show="embed" xlink:actuate="onLoad" draw:mime-type="image/png"/></draw:frame><text:s/></text:p>
      <text:p text:style-name="P2">40<draw:frame draw:style-name="fr1" draw:name="Image3" text:anchor-type="char" svg:x="0.1445in" svg:y="0.5409in" svg:width="5.9043in" svg:height="2.1945in" draw:z-index="2"><draw:image xlink:href="Pictures/100000010000031700000126B5817D0F.png" xlink:type="simple" xlink:show="embed" xlink:actuate="onLoad" draw:mime-type="image/png"/></draw:frame>4</text:p>
      <text:p text:style-name="P2"><text:s/></text:p>
      <text:p text:style-name="P2"><text:soft-page-break/>409</text:p>
      <text:p text:style-name="P2"><draw:frame draw:style-name="fr3" draw:name="Image4" text:anchor-type="char" svg:width="6.6929in" svg:height="4.0102in" draw:z-index="3"><draw:image xlink:href="Pictures/1000000100000317000001DA9DD87B96.png" xlink:type="simple" xlink:show="embed" xlink:actuate="onLoad" draw:mime-type="image/png"/></draw:frame><text:s/></text:p>
      <text:p text:style-name="P2">400</text:p>
      <text:p text:style-name="P2"><draw:frame draw:style-name="fr2" draw:name="Image5" text:anchor-type="char" svg:width="6.6929in" svg:height="4.0102in" draw:z-index="4"><draw:image xlink:href="Pictures/1000000100000317000001DAEB6683BE.png" xlink:type="simple" xlink:show="embed" xlink:actuate="onLoad" draw:mime-type="image/png"/></draw:frame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Inter" svg:font-family="Inter, OpenSans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1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" style:font-family-complex="'Droid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" style:font-family-complex="'Droid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" style:font-family-complex="'Droid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8T14:10:02.464905415</meta:creation-date>
    <dc:date>2024-11-28T14:41:11.332005089</dc:date>
    <meta:editing-duration>PT10M11S</meta:editing-duration>
    <meta:editing-cycles>1</meta:editing-cycles>
    <meta:document-statistic meta:table-count="0" meta:image-count="6" meta:object-count="0" meta:page-count="3" meta:paragraph-count="11" meta:word-count="6" meta:character-count="26" meta:non-whitespace-character-count="19"/>
    <meta:generator>LibreOffice/24.2.6.2$Linux_X86_64 LibreOffice_project/420$Build-2</meta:generator>
  </office:meta>
</office:document-meta>
</file>